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IEN trait state – must have lat long</text:p>
          </table:table-cell>
          <table:table-cell office:value-type="string" calcext:value-type="string">
            <text:p>Lat-long</text:p>
          </table:table-cell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unus virginiana</text:p>
          </table:table-cell>
          <table:table-cell office:value-type="string" calcext:value-type="string">
            <text:p>whole plant height (10+), dbh (bunch), leaf area per leaf dry mass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mphoricarpos oreophilus</text:p>
          </table:table-cell>
          <table:table-cell office:value-type="string" calcext:value-type="string">
            <text:p>whole plant growth diversity form (1), flower color (1), whole plant growth form (1)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thyrus pauciflorus</text:p>
          </table:table-cell>
          <table:table-cell office:value-type="string" calcext:value-type="string">
            <text:p>whole plant growth form (1)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ysothamnus viscidiflorus</text:p>
          </table:table-cell>
          <table:table-cell office:value-type="string" calcext:value-type="string">
            <text:p>leaf P per leaf dry mass, leaf N per LDM, leaf C per LD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ut just one of ea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hillea millefolium</text:p>
          </table:table-cell>
          <table:table-cell office:value-type="string" calcext:value-type="string">
            <text:p>“a bunch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for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hemum stellatum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hophragma parviflora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ytonia perfoliata</text:p>
          </table:table-cell>
          <table:table-cell office:value-type="string" calcext:value-type="string">
            <text:p>“a bunch”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llinsia parviflo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ntha arvensis</text:p>
          </table:table-cell>
          <table:table-cell office:value-type="string" calcext:value-type="string">
            <text:p>“a bunch”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“a bunch”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gopogon dubius</text:p>
          </table:table-cell>
          <table:table-cell office:value-type="string" calcext:value-type="string">
            <text:p>leaf nutrient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nunculus ranunculin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lium aparin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raxacum officinal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seudostellaria jamesiana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a pratensi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omus carinatus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rigeron speciosu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llomia linearis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ganic matter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honia repen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epis acuminata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yssum desertorum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a bulbos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omus tectorum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ymus trachycaulou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owsed yellow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i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s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a secund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atis tinctoria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ranium viscosissimum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thospermum ruderal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scurainia sophi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omus briziformi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odium cicutarium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lymus lanceolatu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gras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matium grayi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lium acuminatum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romus japonicus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uniperus osteosperma (stick)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ystopteris fragilis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ny plant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seudoroegneria spicata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eudotsuga menziesii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er grandidentatum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ysocarpous malvaceus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inthemum racemosum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steracea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seudotsuga menziesii (dead leaves)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ydrophyllum capitatum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licate vine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erbascum thapsus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rbascum thapsus (stalks)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rtemisia ludoviciana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icks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nstemon humilis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ryptantha sp. 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temisia tridentata (dead bark)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rtemisia tridentata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nica cordifolia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seudotsuga menziesii (cones)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etula occidetalis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ix exidua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rnus sericea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quisetum arvense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rctium minus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ircium arvense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um macrophyllum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smorhiza berteroi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icia americana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ymus cinereus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osa woodsii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conitum columbianu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6:52:05.833610242</meta:creation-date>
    <dc:date>2019-01-27T17:53:05.411827540</dc:date>
    <meta:editing-duration>P2DT40M39S</meta:editing-duration>
    <meta:editing-cycles>1</meta:editing-cycles>
    <meta:document-statistic meta:table-count="1" meta:cell-count="193" meta:object-count="0"/>
    <meta:generator>LibreOffice/6.0.7.3$Linux_X86_64 LibreOffice_project/00m0$Build-3</meta:generator>
  </office:meta>
</office:document-meta>
</file>